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adpis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Podporované zariadenia v GNS3</text:h>
      <text:p text:style-name="Normálny"/>
      <text:h text:style-name="Nadpis2" text:outline-level="2">Cisco smerovače</text:h>
      <text:p text:style-name="Normálny">c1700, c2600, c3620, c3640, c3660, c2691, c3275, c3745, c7200<text:line-break/>Virtualizácia Cisco smerovačov je možná cez Dynamips.</text:p>
      <text:h text:style-name="Nadpis2" text:outline-level="2">Cisco Catalyst prepínače</text:h>
      <text:p text:style-name="Normálny">Oficialne nie sú podporované, ale dá sa spraviť aj prepínanie príkazom "switchport". Funkcie prepínača budú ale obmedzené.</text:p>
      <text:h text:style-name="Nadpis2" text:outline-level="2">JunOS</text:h>
      <text:p text:style-name="Normálny">Podporovaný cez VirtualBox / VMware a QEMU. Testovaná verzia: Olive 12.1R1.9</text:p>
      <text:h text:style-name="Nadpis2" text:outline-level="2">ASA</text:h>
      <text:p text:style-name="Normálny">Oficiálne je podporovaná iba ASAv určená pre potreby virtualizácie, podpora štandardného ASA firewall-u je experimentálna a je možná cez QEMU a VirtualBox / VMware.</text:p>
      <text:h text:style-name="Nadpis2" text:outline-level="2">Cisco IOU</text:h>
      <text:p text:style-name="Normálny">Podporované GNS3 VM serverom.</text:p>
      <text:h text:style-name="Nadpis2" text:outline-level="2">Mikrotik</text:h>
      <text:p text:style-name="Normálny">Podporované v QEMU a VirtualBox.<text:line-break/><text:line-break/></text:p>
      <text:p text:style-name="Normálny">Zdroje:<text:line-break/>https://www.gns3.com/support/docs/virtual-machines-supported-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itul" style:display-name="Podtitu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j Šišila</dc:creator>
    <meta:creation-date>2016-12-01T14:38:00Z</meta:creation-date>
    <dc:date>2016-12-01T14:38:00Z</dc:date>
    <meta:template xlink:href="Normal.dotm" xlink:type="simple"/>
    <meta:editing-cycles>3</meta:editing-cycles>
    <meta:editing-duration>PT0S</meta:editing-duration>
    <meta:document-statistic meta:page-count="1" meta:paragraph-count="1" meta:word-count="107" meta:character-count="717" meta:row-count="5" meta:non-whitespace-character-count="611"/>
  </office:meta>
</office:document-meta>
</file>